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lass Node:</text:p>
      <text:p text:style-name="P1"><text:s text:c="4"/>def __init__(self,data):</text:p>
      <text:p text:style-name="P1"><text:s text:c="8"/>self.__data=data</text:p>
      <text:p text:style-name="P1"><text:s text:c="8"/>self.__next=None</text:p>
      <text:p text:style-name="P1"><text:s text:c="4"/></text:p>
      <text:p text:style-name="P1"><text:s text:c="4"/>def get_data(self):</text:p>
      <text:p text:style-name="P1"><text:s text:c="8"/>return self.__data</text:p>
      <text:p text:style-name="P1"><text:s text:c="4"/></text:p>
      <text:p text:style-name="P1"><text:s text:c="4"/>def set_data(self,data):</text:p>
      <text:p text:style-name="P1"><text:s text:c="8"/>self.__data=data</text:p>
      <text:p text:style-name="P1"><text:s text:c="4"/></text:p>
      <text:p text:style-name="P1"><text:s text:c="4"/>def get_next(self):</text:p>
      <text:p text:style-name="P1"><text:s text:c="8"/>return self.__next</text:p>
      <text:p text:style-name="P1"><text:s text:c="4"/></text:p>
      <text:p text:style-name="P1"><text:s text:c="4"/>def set_next(self,next_node):</text:p>
      <text:p text:style-name="P1"><text:s text:c="8"/>self.__next=next_node</text:p>
      <text:p text:style-name="P1"><text:s text:c="4"/></text:p>
      <text:p text:style-name="P1">class LinkedList:</text:p>
      <text:p text:style-name="P1"><text:s text:c="4"/>def __init__(self):</text:p>
      <text:p text:style-name="P1"><text:s text:c="8"/>self.__head=None</text:p>
      <text:p text:style-name="P1"><text:s text:c="8"/>self.__tail=None</text:p>
      <text:p text:style-name="P1"><text:s text:c="4"/></text:p>
      <text:p text:style-name="P1"><text:s text:c="4"/>def get_head(self):</text:p>
      <text:p text:style-name="P1"><text:s text:c="8"/>return self.__head</text:p>
      <text:p text:style-name="P1"><text:s text:c="4"/></text:p>
      <text:p text:style-name="P1"><text:s text:c="4"/>def get_tail(self):</text:p>
      <text:p text:style-name="P1"><text:s text:c="8"/>return self.__tail</text:p>
      <text:p text:style-name="P1"><text:s text:c="4"/></text:p>
      <text:p text:style-name="P1"><text:s text:c="4"/>def add(self,data):</text:p>
      <text:p text:style-name="P1"><text:s text:c="8"/>new_node=Node(data)</text:p>
      <text:p text:style-name="P1"><text:s text:c="8"/>if(self.__head is None):</text:p>
      <text:p text:style-name="P1"><text:s text:c="12"/>self.__head=self.__tail=new_node</text:p>
      <text:p text:style-name="P1"><text:s text:c="8"/>else:</text:p>
      <text:p text:style-name="P1"><text:s text:c="12"/>self.__tail.set_next(new_node)</text:p>
      <text:p text:style-name="P1"><text:s text:c="12"/>self.__tail=new_node</text:p>
      <text:p text:style-name="P1"><text:s text:c="4"/></text:p>
      <text:p text:style-name="P1"><text:s text:c="4"/>def display(self):</text:p>
      <text:p text:style-name="P1"><text:s text:c="8"/>temp=self.__head</text:p>
      <text:p text:style-name="P1"><text:s text:c="8"/>while(temp is not None):</text:p>
      <text:p text:style-name="P1"><text:s text:c="12"/>print(temp.get_data())</text:p>
      <text:p text:style-name="P1"><text:s text:c="12"/>temp=temp.get_next()</text:p>
      <text:p text:style-name="P1"><text:s text:c="46"/></text:p>
      <text:p text:style-name="P1"><text:s text:c="4"/>def __str__(self):</text:p>
      <text:p text:style-name="P1"><text:s text:c="8"/>temp=self.__head</text:p>
      <text:p text:style-name="P1"><text:s text:c="8"/>msg=[]</text:p>
      <text:p text:style-name="P1"><text:s text:c="8"/>while(temp is not None):</text:p>
      <text:p text:style-name="P1"><text:s text:c="11"/>msg.append(str(temp.get_data()))</text:p>
      <text:p text:style-name="P1"><text:s text:c="11"/>temp=temp.get_next()</text:p>
      <text:p text:style-name="P1"><text:s text:c="8"/>msg=" ".join(msg)</text:p>
      <text:p text:style-name="P1"><text:s text:c="8"/>msg="Linkedlist data(Head to Tail): "+ msg</text:p>
      <text:p text:style-name="P1"><text:s text:c="8"/>return ms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